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2.6cm"/>
    </style:style>
    <style:style style:name="gr2" style:family="graphic" style:parent-style-name="standard">
      <style:graphic-properties draw:fill-color="#c5cae9" draw:textarea-horizontal-align="justify" draw:textarea-vertical-align="middle" draw:auto-grow-height="false" fo:min-height="1.15cm" fo:min-width="2.6cm"/>
    </style:style>
    <style:style style:name="gr3" style:family="graphic" style:parent-style-name="standard">
      <style:graphic-properties draw:fill-color="#aea79f" draw:textarea-horizontal-align="justify" draw:textarea-vertical-align="middle" draw:auto-grow-height="false" fo:min-height="1.15cm" fo:min-width="2.6cm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 fo:min-height="1.15cm" fo:min-width="2.6cm"/>
    </style:style>
    <style:style style:name="gr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d4814" draw:textarea-horizontal-align="justify" draw:textarea-vertical-align="middle" draw:auto-grow-height="false" fo:min-height="1.15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1.15cm" fo:min-width="2.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5cae9"/>
      <style:paragraph-properties fo:text-align="center"/>
    </style:style>
    <style:style style:name="P3" style:family="paragraph">
      <loext:graphic-properties draw:fill-color="#aea79f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dd481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950e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cm" svg:height="1.4cm" svg:x="3.9cm" svg:y="1.6cm">
          <text:p text:style-name="P1">CPU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7" draw:id="id7" draw:layer="layout" svg:width="3.1cm" svg:height="1.4cm" svg:x="14.1cm" svg:y="1.6cm">
          <text:p text:style-name="P1">Data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5" draw:id="id5" draw:layer="layout" svg:width="3.1cm" svg:height="1.4cm" svg:x="10.7cm" svg:y="1.6cm">
          <text:p text:style-name="P1">Hardwa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3" draw:id="id3" draw:layer="layout" svg:width="3.1cm" svg:height="1.4cm" svg:x="7.3cm" svg:y="1.6cm">
          <text:p text:style-name="P1">Memory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2" draw:id="id2" draw:layer="layout" svg:width="3.1cm" svg:height="1.4cm" svg:x="3.9cm" svg:y="4cm">
          <text:p text:style-name="P1">Schedul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4" draw:id="id4" draw:layer="layout" svg:width="3.1cm" svg:height="1.4cm" svg:x="7.3cm" svg:y="4cm">
          <text:p text:style-name="P1">Memory</text:p>
          <text:p text:style-name="P1">Handl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6" draw:id="id6" draw:layer="layout" svg:width="3.1cm" svg:height="1.4cm" svg:x="10.7cm" svg:y="4cm">
          <text:p text:style-name="P1">Driv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8" draw:id="id8" draw:layer="layout" svg:width="3.1cm" svg:height="1.4cm" svg:x="14.1cm" svg:y="4cm">
          <text:p text:style-name="P1">FS / Oth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11" draw:id="id11" draw:layer="layout" svg:width="3.1cm" svg:height="1.4cm" svg:x="14.1cm" svg:y="6.3cm">
          <text:p text:style-name="P1">Interface</text:p>
          <text:p text:style-name="P1">(VFS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10" draw:id="id10" draw:layer="layout" svg:width="3.1cm" svg:height="1.4cm" svg:x="10.7cm" svg:y="6.3cm">
          <text:p text:style-name="P1">Driver</text:p>
          <text:p text:style-name="P1">interfa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4" xml:id="id9" draw:id="id9" draw:layer="layout" svg:width="3.1cm" svg:height="1.4cm" svg:x="9cm" svg:y="10.1cm">
          <text:p text:style-name="P1">KERNEL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6" xml:id="id12" draw:id="id12" draw:layer="layout" svg:width="3.1cm" svg:height="1.4cm" svg:x="9cm" svg:y="12.5cm">
          <text:p text:style-name="P5"><text:span text:style-name="T1">Interface</text:span></text:p>
          <text:p text:style-name="P5"><text:span text:style-name="T1">(libc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7" xml:id="id13" draw:id="id13" draw:layer="layout" svg:width="3.1cm" svg:height="1.4cm" svg:x="9cm" svg:y="15cm">
          <text:p text:style-name="P1">Userlan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8" draw:layer="layout" svg:x1="5.45cm" svg:y1="3cm" svg:x2="5.45cm" svg:y2="4cm" draw:start-shape="id1" draw:start-glue-point="6" draw:end-shape="id2" draw:end-glue-point="4" svg:d="M5450 3000v1000" svg:viewBox="0 0 1 1001">
          <text:p/>
        </draw:connector>
        <draw:connector draw:style-name="gr7" draw:text-style-name="P8" draw:layer="layout" svg:x1="8.85cm" svg:y1="3cm" svg:x2="8.85cm" svg:y2="4cm" draw:start-shape="id3" draw:start-glue-point="6" draw:end-shape="id4" draw:end-glue-point="4" svg:d="M8850 3000v1000" svg:viewBox="0 0 1 1001">
          <text:p/>
        </draw:connector>
        <draw:connector draw:style-name="gr7" draw:text-style-name="P8" draw:layer="layout" svg:x1="12.25cm" svg:y1="3cm" svg:x2="12.25cm" svg:y2="4cm" draw:start-shape="id5" draw:start-glue-point="6" draw:end-shape="id6" draw:end-glue-point="4" svg:d="M12250 3000v1000" svg:viewBox="0 0 1 1001">
          <text:p/>
        </draw:connector>
        <draw:connector draw:style-name="gr7" draw:text-style-name="P8" draw:layer="layout" svg:x1="15.65cm" svg:y1="3cm" svg:x2="15.65cm" svg:y2="4cm" draw:start-shape="id7" draw:start-glue-point="6" draw:end-shape="id8" draw:end-glue-point="4" svg:d="M15650 3000v1000" svg:viewBox="0 0 1 1001">
          <text:p/>
        </draw:connector>
        <draw:connector draw:style-name="gr7" draw:text-style-name="P8" draw:layer="layout" draw:line-skew="1.649cm" svg:x1="5.45cm" svg:y1="5.4cm" svg:x2="10.55cm" svg:y2="10.1cm" draw:start-shape="id2" draw:start-glue-point="6" draw:end-shape="id9" draw:end-glue-point="4" svg:d="M5450 5400v4000h5100v700" svg:viewBox="0 0 5101 4701">
          <text:p/>
        </draw:connector>
        <draw:connector draw:style-name="gr7" draw:text-style-name="P8" draw:layer="layout" draw:line-skew="1.149cm" svg:x1="8.85cm" svg:y1="5.4cm" svg:x2="10.55cm" svg:y2="10.1cm" draw:start-shape="id4" draw:start-glue-point="6" draw:end-shape="id9" draw:end-glue-point="4" svg:d="M8850 5400v3500h1700v1200" svg:viewBox="0 0 1701 4701">
          <text:p/>
        </draw:connector>
        <draw:connector draw:style-name="gr7" draw:text-style-name="P8" draw:layer="layout" svg:x1="12.25cm" svg:y1="5.4cm" svg:x2="12.25cm" svg:y2="6.3cm" draw:start-shape="id6" draw:start-glue-point="6" draw:end-shape="id10" draw:end-glue-point="4" svg:d="M12250 5400v900" svg:viewBox="0 0 1 901">
          <text:p/>
        </draw:connector>
        <draw:connector draw:style-name="gr7" draw:text-style-name="P8" draw:layer="layout" svg:x1="15.65cm" svg:y1="5.4cm" svg:x2="15.65cm" svg:y2="6.3cm" draw:start-shape="id8" draw:start-glue-point="6" draw:end-shape="id11" svg:d="M15650 5400v900" svg:viewBox="0 0 1 901">
          <text:p/>
        </draw:connector>
        <draw:connector draw:style-name="gr7" draw:text-style-name="P8" draw:layer="layout" draw:line-skew="0.499cm" svg:x1="12.25cm" svg:y1="7.7cm" svg:x2="10.55cm" svg:y2="10.1cm" draw:start-shape="id10" draw:start-glue-point="6" draw:end-shape="id9" draw:end-glue-point="4" svg:d="M12250 7700v1700h-1700v700" svg:viewBox="0 0 1701 2401">
          <text:p/>
        </draw:connector>
        <draw:connector draw:style-name="gr7" draw:text-style-name="P8" draw:layer="layout" draw:line-skew="0.496cm" svg:x1="15.65cm" svg:y1="7.7cm" svg:x2="10.55cm" svg:y2="10.1cm" draw:start-shape="id11" draw:start-glue-point="6" draw:end-shape="id9" draw:end-glue-point="4" svg:d="M15650 7700v1700h-5100v700" svg:viewBox="0 0 5101 2401">
          <text:p/>
        </draw:connector>
        <draw:connector draw:style-name="gr7" draw:text-style-name="P8" draw:layer="layout" svg:x1="10.55cm" svg:y1="11.5cm" svg:x2="10.55cm" svg:y2="12.5cm" draw:start-shape="id9" draw:start-glue-point="6" draw:end-shape="id12" draw:end-glue-point="4" svg:d="M10550 11500v1000" svg:viewBox="0 0 1 1001">
          <text:p/>
        </draw:connector>
        <draw:connector draw:style-name="gr7" draw:text-style-name="P8" draw:layer="layout" svg:x1="10.55cm" svg:y1="13.9cm" svg:x2="10.55cm" svg:y2="15cm" draw:start-shape="id12" draw:start-glue-point="6" draw:end-shape="id13" draw:end-glue-point="4" svg:d="M10550 13900v1100" svg:viewBox="0 0 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2T19:23:33.831955474</meta:creation-date>
    <dc:date>2016-05-12T19:35:28.037332855</dc:date>
    <meta:editing-duration>PT1M44S</meta:editing-duration>
    <meta:editing-cycles>1</meta:editing-cycles>
    <meta:generator>LibreOffice/5.1.2.2.0$Linux_X86_64 LibreOffice_project/10m0$Build-2</meta:generator>
    <meta:document-statistic meta:object-count="25"/>
  </office:meta>
</office:document-meta>
</file>